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Calibri" fo:font-size="20pt" style:font-size-asian="20pt" style:font-size-complex="20pt"/>
    </style:style>
    <style:style style:name="T2" style:family="text">
      <style:text-properties style:font-name="Calibri" fo:font-size="16pt" style:font-size-asian="16pt" style:font-size-complex="16pt"/>
    </style:style>
    <style:style style:name="T3" style:family="text">
      <style:text-properties style:font-name="Calibri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hier des charges N° 2018-L3INFO</text:p>
      <text:p text:style-name="P2">Conception d'une application <text:span text:style-name="T1">π</text:span><text:span text:style-name="T2">C</text:span><text:span text:style-name="T3">ross</text:span></text:p>
      <text:p text:style-name="P2">permettant la création et l'aide à la résolution de Puzzle de type Picros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6">1Contexte général<text:tab/>3</text:p>
          <text:p text:style-name="P6">2Besoins à satisfaire<text:tab/>4</text:p>
          <text:p text:style-name="P8">2.1Définition de l'objectif<text:tab/>4</text:p>
          <text:p text:style-name="P8">2.2Besoins fonctionnels<text:tab/>4</text:p>
          <text:p text:style-name="P9">2.2.1Schéma fonctionnel de l'application<text:tab/>4</text:p>
          <text:p text:style-name="P9">2.2.2Diagramme de classe<text:tab/>4</text:p>
          <text:p text:style-name="P6">3Synthèses des livrables<text:tab/>5</text:p>
          <text:p text:style-name="P6">5Prestations<text:tab/>6</text:p>
          <text:p text:style-name="P6">7Planning et délais<text:tab/>7</text:p>
        </text:index-body>
      </text:table-of-content>
      <text:h text:style-name="Heading_20_1" text:outline-level="1" text:is-list-header="true"/>
      <text:h text:style-name="P5" text:outline-level="1">Présentation général</text:h>
      <text:h text:style-name="Heading_20_2" text:outline-level="2">Contexte</text:h>
      <text:h text:style-name="Heading_20_2" text:outline-level="2">Objectifs</text:h>
      <text:p text:style-name="Text_20_body"/>
      <text:p text:style-name="Text_20_body"/>
      <text:h text:style-name="P5" text:outline-level="1">Besoins à satisfaire</text:h>
      <text:h text:style-name="Heading_20_2" text:outline-level="2">Définition de l'objectif</text:h>
      <text:h text:style-name="Heading_20_2" text:outline-level="2">Besoins fonctionnels</text:h>
      <text:h text:style-name="Heading_20_3" text:outline-level="3">Schéma fonctionnel de l'application</text:h>
      <text:h text:style-name="Heading_20_3" text:outline-level="3">Diagramme de classe</text:h>
      <text:h text:style-name="P5" text:outline-level="1">Délais</text:h>
      <text:p text:style-name="Text_20_body"/>
      <text:h text:style-name="Heading_20_1" text:outline-level="1"/>
      <text:h text:style-name="P5" text:outline-level="1">Prestations</text:h>
      <text:h text:style-name="Heading_20_1" text:outline-level="1"/>
      <text:h text:style-name="P5" text:outline-level="1">Planning et dél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12M48S</meta:editing-duration>
    <meta:editing-cycles>2</meta:editing-cycles>
    <meta:generator>OpenOffice/4.1.3$Win32 OpenOffice.org_project/413m1$Build-9783</meta:generator>
    <meta:initial-creator>Benjamin DI CARLO</meta:initial-creator>
    <meta:document-statistic meta:table-count="0" meta:image-count="0" meta:object-count="0" meta:page-count="7" meta:paragraph-count="25" meta:word-count="94" meta:character-count="627"/>
    <dc:date>2018-01-11T15:12:44.38</dc:date>
    <dc:creator>Benjamin DI CARLO</dc:creator>
  </office:meta>
</office:document-meta>
</file>